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WArray.toPDF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WArray.addEntry( int start , int [ ] met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WArray.addEntry( int first , int last , int width , int posX , int pos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WArray.PDFWArray( int [ ] met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fillInPDF( StringBuffer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.Entry( int s , int [ ]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WArray.toPD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WArray.addEntry( int first , int last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WArray.PDFW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